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9556in" style:rel-column-width="9356*"/>
    </style:style>
    <style:style style:name="Table9.B" style:family="table-column">
      <style:table-column-properties style:column-width="1.8917in" style:rel-column-width="18522*"/>
    </style:style>
    <style:style style:name="Table9.C" style:family="table-column">
      <style:table-column-properties style:column-width="1.9646in" style:rel-column-width="19236*"/>
    </style:style>
    <style:style style:name="Table9.D" style:family="table-column">
      <style:table-column-properties style:column-width="1.0417in" style:rel-column-width="10199*"/>
    </style:style>
    <style:style style:name="Table9.E" style:family="table-column">
      <style:table-column-properties style:column-width="0.3764in" style:rel-column-width="3685*"/>
    </style:style>
    <style:style style:name="Table9.F" style:family="table-column">
      <style:table-column-properties style:column-width="0.2486in" style:rel-column-width="2434*"/>
    </style:style>
    <style:style style:name="Table9.G" style:family="table-column">
      <style:table-column-properties style:column-width="0.2146in" style:rel-column-width="210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9556in" style:rel-column-width="9356*"/>
    </style:style>
    <style:style style:name="Table10.B" style:family="table-column">
      <style:table-column-properties style:column-width="1.8917in" style:rel-column-width="18522*"/>
    </style:style>
    <style:style style:name="Table10.C" style:family="table-column">
      <style:table-column-properties style:column-width="1.9646in" style:rel-column-width="19236*"/>
    </style:style>
    <style:style style:name="Table10.D" style:family="table-column">
      <style:table-column-properties style:column-width="1.0417in" style:rel-column-width="10199*"/>
    </style:style>
    <style:style style:name="Table10.E" style:family="table-column">
      <style:table-column-properties style:column-width="0.3764in" style:rel-column-width="3685*"/>
    </style:style>
    <style:style style:name="Table10.F" style:family="table-column">
      <style:table-column-properties style:column-width="0.2486in" style:rel-column-width="2434*"/>
    </style:style>
    <style:style style:name="Table10.G" style:family="table-column">
      <style:table-column-properties style:column-width="0.2146in" style:rel-column-width="2103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G1" style:family="table-cell">
      <style:table-cell-properties fo:padding="0.0382in" fo:border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Com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COMOCLADIA DENTATA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</text:p>
          </table:table-cell>
          <table:table-cell table:style-name="Tabelle1.A2" office:value-type="string">
            <text:p text:style-name="SK-MM-L1">Ski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Eye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Nose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Right side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Heat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>Better</text:p>
          </table:table-cell>
          <table:table-cell table:style-name="Tabelle1.A2" office:value-type="string">
            <text:p text:style-name="SK-MM-L1">Open air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Primary">ŒDEMA; of reduced skin. </text:p>
      <text:p text:style-name="Primary"/>
      <text:p text:style-name="Secondary">Burning, itching of eyes and nose, with violent sneezing. </text:p>
      <text:p text:style-name="Secondary">Sore eyeballs. </text:p>
      <text:p text:style-name="Secondary">Pain from under l. </text:p>
      <text:p text:style-name="Secondary">breast through to scapula. </text:p>
      <text:p text:style-name="Secondary">Cough. </text:p>
      <text:p text:style-name="Secondary">Wandering rheumatic pains. </text:p>
      <text:p text:style-name="Secondary">Eczema; recurrent. </text:p>
      <text:p text:style-name="SK-MM-Remedy-Reference">Complementary: Pho. Related: Arn. Bar-c. Calc-fl. Caus. Gel. Iod.</text:p>
      <text:p text:style-name="Standard"/>
      <text:p text:style-name="SK-MM-Rem-Short">Con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CONIUM MACULATUM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</text:p>
          </table:table-cell>
          <table:table-cell table:style-name="Table1.A2" office:value-type="string">
            <text:p text:style-name="SK-MM-L1"><text:span text:style-name="Strong_20_Emphasis">NERVES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<text:span text:style-name="Strong_20_Emphasis">MUSCLES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 </text:p>
          </table:table-cell>
          <table:table-cell table:style-name="Table1.A2" office:value-type="string">
            <text:p text:style-name="SK-MM-L1">GLANDS</text:p>
          </table:table-cell>
          <table:table-cell table:style-name="Table1.A2" office:value-type="string">
            <text:p text:style-name="SK-MM-L2">MAMMÆ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Ovaries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Sexual organ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Respiration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<text:span text:style-name="Strong_20_Emphasis">SEEING MOVING OBJECTS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Strong_20_Emphasis">ALCOHOL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Raising arm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After exertion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Injury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Night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Sexual excesse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Coldtaking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Continence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Old age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Lyinghead low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>Better</text:p>
          </table:table-cell>
          <table:table-cell table:style-name="Table1.A2" office:value-type="string">
            <text:p text:style-name="SK-MM-L1">Letting part hang down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Primary">Irregular action ending in progressive DEBILITY, as in old age: clothes distress, faints at stool, difficult articulation, uncertain gait, etc. </text:p>
      <text:p text:style-name="Primary">Trembling; looks old. </text:p>
      <text:p text:style-name="Primary">Chronicity. </text:p>
      <text:p text:style-name="Primary">Early senility. </text:p>
      <text:p text:style-name="Primary">Cachexy. </text:p>
      <text:p text:style-name="Primary">Paralysis. </text:p>
      <text:p text:style-name="Primary">Suddenly sick or weak; with numbness. </text:p>
      <text:p text:style-name="Primary"><text:span text:style-name="Strong_20_Emphasis">STONY HARDNESS. </text:span></text:p>
      <text:p text:style-name="Primary">As of a lump in brain, in epigastrium. </text:p>
      <text:p text:style-name="Primary">New growths. </text:p>
      <text:p text:style-name="Primary">Hard blood-vessels. </text:p>
      <text:p text:style-name="Primary">Ascending symptoms. </text:p>
      <text:p text:style-name="Primary">Tearings. </text:p>
      <text:p text:style-name="Primary">Stabbings. </text:p>
      <text:p text:style-name="Primary"/>
      <text:p text:style-name="Secondary">Slow. </text:p>
      <text:p text:style-name="Secondary">Apathetic. </text:p>
      <text:p text:style-name="Secondary">Shy people, yet fear being alone. </text:p>
      <text:p text:style-name="Secondary">Weak memory. </text:p>
      <text:p text:style-name="Secondary">Can't think after using eyes. </text:p>
      <text:p text:style-name="Secondary"><text:span text:style-name="Strong_20_Emphasis">VERTIGO, </text:span>whirling; on lying, turning over, least motion of eyes or head, etc. senile. </text:p>
      <text:p text:style-name="Secondary">Eyes feel crossed; lids heavy, droop, &lt; outer side. </text:p>
      <text:p text:style-name="Secondary">Photophobia. </text:p>
      <text:p text:style-name="Secondary">Vision, colored. </text:p>
      <text:p text:style-name="Secondary">Pulpy earwax. </text:p>
      <text:p text:style-name="Secondary">Sour saliva. </text:p>
      <text:p text:style-name="Secondary">Cold flatus. </text:p>
      <text:p text:style-name="Secondary">Constipation on alternate days. </text:p>
      <text:p text:style-name="Secondary">Urine stops and starts; &gt; standing. </text:p>
      <text:p text:style-name="Secondary">Testes enlarged. </text:p>
      <text:p text:style-name="Secondary">Cutting, as semen passes; in ovaries, uterus, etc. </text:p>
      <text:p text:style-name="Secondary">Prostatic dribble; &lt; stool, emotions, etc. </text:p>
      <text:p text:style-name="Secondary">Emissions, from mere contact. </text:p>
      <text:p text:style-name="Secondary">Menses irregular. </text:p>
      <text:p text:style-name="Secondary">Acrid leucorrhœa. </text:p>
      <text:p text:style-name="Secondary">Tormenting cough from dry spot in larynx; from tickling in throat-pit; as if from abdomen. </text:p>
      <text:p text:style-name="Secondary">Palpitation; &lt; exertion, drinking, at stool, etc. </text:p>
      <text:p text:style-name="Secondary"><text:span text:style-name="Strong_20_Emphasis">GLANDS HARDEN AND GET SORE. </text:span></text:p>
      <text:p text:style-name="Secondary"><text:soft-page-break/>Mammæ; nodes in; congested before menses; sticking in; shrunken; too much milk, &lt; before menses or at every step. </text:p>
      <text:p text:style-name="Secondary">Hot spots on head. </text:p>
      <text:p text:style-name="Secondary">Spinal injuries. </text:p>
      <text:p text:style-name="Secondary">Heels; as if bone would push through; shooting in. </text:p>
      <text:p text:style-name="Secondary">Skin greenish, like an old bruise; spots on foul or eczematous eruption. </text:p>
      <text:p text:style-name="Secondary">Hebetude. </text:p>
      <text:p text:style-name="Secondary">Coldness in nape, calf, etc. </text:p>
      <text:p text:style-name="Secondary">Hot flushes or sweat on dropping to sleep. </text:p>
      <text:p text:style-name="Secondary">Sweat under eyes, on chin, in popliteæ; cold on nape or palms. </text:p>
      <text:p text:style-name="SK-MM-Remedy-Reference">Complementary: Pho. Related: Arn. Bar-c. Calc-fl. Caus. Gel. Iod.</text:p>
      <text:p text:style-name="Standard"/>
      <text:p text:style-name="SK-MM-Rem-Short">Cop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COPAIVA OFFICINALIS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 </text:p>
          </table:table-cell>
          <table:table-cell table:style-name="Table2.A2" office:value-type="string">
            <text:p text:style-name="SK-MM-L1">MUCOUS GLANDS</text:p>
          </table:table-cell>
          <table:table-cell table:style-name="Table2.A2" office:value-type="string">
            <text:p text:style-name="SK-MM-L2">Genito-urinary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Bronchial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Rectum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Ski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Morn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Taking cold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Primary">FOUL BLENORRHŒA: bronchorrhœa, suppuration, etc. </text:p>
      <text:p text:style-name="Primary"/>
      <text:p text:style-name="Secondary">Stools of masses of or covered with mucus. </text:p>
      <text:p text:style-name="Secondary">Pulsation in penis. </text:p>
      <text:p text:style-name="Secondary">Urethra feels wide open. </text:p>
      <text:p text:style-name="Secondary">Acrid, scanty, bloody urine; odor of violets. </text:p>
      <text:p text:style-name="Secondary">Dysuria. </text:p>
      <text:p text:style-name="Secondary">Catarrh of bladder. </text:p>
      <text:p text:style-name="Secondary">Purulent or acrid, milky gonorrhœa. </text:p>
      <text:p text:style-name="Secondary">Suppuration ascends urinary tract. </text:p>
      <text:p text:style-name="Secondary">Painful cough, with heat, oppression of chest and foul, bloody expectoration. </text:p>
      <text:p text:style-name="Secondary">Burning in lungs. </text:p>
      <text:p text:style-name="Secondary">Rushes of blood to head and face. </text:p>
      <text:p text:style-name="Secondary">Urticaria. </text:p>
      <text:p text:style-name="SK-MM-Remedy-Reference">Complementary: Sep. Related: Tered.</text:p>
      <text:p text:style-name="Standard"/>
      <text:p text:style-name="SK-MM-Rem-Short">Cor-r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CORALLIUM RUBRUM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</text:p>
          </table:table-cell>
          <table:table-cell table:style-name="Table3.A2" office:value-type="string">
            <text:p text:style-name="SK-MM-L1"><text:span text:style-name="Strong_20_Emphasis">RESPIRATORY ORGANS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<text:span text:style-name="Strong_20_Emphasis">NERVES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ext:soft-page-break/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<text:span text:style-name="Strong_20_Emphasis">MUCOUS MEMBRANES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AIR</text:p>
          </table:table-cell>
          <table:table-cell table:style-name="Table3.A2" office:value-type="string">
            <text:p text:style-name="SK-MM-L2">Change of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Inhaling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Eating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Toward morning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Complementary: Sul. Related: Coc-c.</text:p>
      <text:p text:style-name="Standard"/>
      <text:p text:style-name="SK-MM-Rem-Short">Corn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CORNUS FLORIDA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</text:p>
          </table:table-cell>
          <table:table-cell table:style-name="Table4.A2" office:value-type="string">
            <text:p text:style-name="SK-MM-L1">Blood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Liver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Spleen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Digestive tract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Night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Taking cold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Related: Eup-p.</text:p>
      <text:p text:style-name="Standard"/>
      <text:p text:style-name="SK-MM-Rem-Short">Cartae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CRATÆGUS OXYACANTHA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</text:p>
          </table:table-cell>
          <table:table-cell table:style-name="Table5.A2" office:value-type="string">
            <text:p text:style-name="SK-MM-L1"><text:span text:style-name="Strong_20_Emphasis">HEART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Nerve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Primary">Weak and exhausted; suddenly. </text:p>
      <text:p text:style-name="Primary">Cardio-hæmorrhagic or lithæmic cases (Lycps.). </text:p>
      <text:p text:style-name="Primary"/>
      <text:p text:style-name="Secondary">Irritable. </text:p>
      <text:p text:style-name="Secondary">Despairing. </text:p>
      <text:p text:style-name="Secondary">Cough, with albuminous expectoration. </text:p>
      <text:p text:style-name="Secondary">WEAK HEART MUSCLES (r); with oppression, stitches or insomnia. </text:p>
      <text:p text:style-name="Secondary">Cardiac dyspnœa. </text:p>
      <text:p text:style-name="Secondary">Myocarditis. </text:p>
      <text:p text:style-name="Secondary">Incompetent valves. </text:p>
      <text:p text:style-name="Secondary">Cardiac dilatation. </text:p>
      <text:p text:style-name="Secondary">Angina pectoris. </text:p>
      <text:p text:style-name="Secondary"><text:soft-page-break/>Pain under left scapula. </text:p>
      <text:p text:style-name="Secondary">Dropsies. </text:p>
      <text:p text:style-name="Secondary">Pulse rapid, irregular and small. </text:p>
      <text:p text:style-name="Secondary">Burning, smarting eruption in back of neck, axillæ and chin; &lt; heat and sweating; &gt; washing. </text:p>
      <text:p text:style-name="Secondary">Sweaty palms. </text:p>
      <text:p text:style-name="SK-MM-Remedy-Reference">Related: Apocy. Strop.</text:p>
      <text:p text:style-name="Standard"/>
      <text:p text:style-name="SK-MM-Rem-Short">Croc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CROCUS SATIVUS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</text:p>
          </table:table-cell>
          <table:table-cell table:style-name="Table6.A2" office:value-type="string">
            <text:p text:style-name="SK-MM-L1"><text:span text:style-name="Strong_20_Emphasis">MIND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<text:span text:style-name="Strong_20_Emphasis">NERVES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Eye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Circulatio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Female organ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Motio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Puberty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Pregnancy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Reading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Heat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>Better</text:p>
          </table:table-cell>
          <table:table-cell table:style-name="Table6.A2" office:value-type="string">
            <text:p text:style-name="SK-MM-L1">Open air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Primary">Rapidly changing or alternating symptoms; of opposite moods; of sides; of mind and body, etc. </text:p>
      <text:p text:style-name="Primary">Single muscles twitch; upper eyelids, etc. </text:p>
      <text:p text:style-name="Primary">Faint, drowsy and hysterical. </text:p>
      <text:p text:style-name="Primary">Chorea. </text:p>
      <text:p text:style-name="Primary">Jumping about, as of something alive internally. </text:p>
      <text:p text:style-name="Primary">HÆMORRHAGE, dark, stringy, tough. </text:p>
      <text:p text:style-name="Primary"/>
      <text:p text:style-name="Secondary">Impressionable, affectionate and moody. </text:p>
      <text:p text:style-name="Secondary">Involuntary laughter and weeping; &lt; music. </text:p>
      <text:p text:style-name="Secondary">Hysteria. </text:p>
      <text:p text:style-name="Secondary">Climacteric hemicrania; instead of menses; &gt; pressure. </text:p>
      <text:p text:style-name="Secondary">Dry, burning eyes, as after weeping, or as if in a cool wind. </text:p>
      <text:p text:style-name="Secondary">Winks or must close eyes tightly. </text:p>
      <text:p text:style-name="Secondary">Lachrymation when reading. </text:p>
      <text:p text:style-name="Secondary">Nosebleed, with faintness and cold sweat on forehead; of young girls. </text:p>
      <text:p text:style-name="Secondary">Sexual excitement. </text:p>
      <text:p text:style-name="Secondary">Dark, foul, stringy menses. </text:p>
      <text:p text:style-name="Secondary">Threatened abortion. </text:p>
      <text:p text:style-name="Secondary">Narcotic sleep. </text:p>
      <text:p text:style-name="Secondary">Singing during sleep. </text:p>
      <text:p text:style-name="SK-MM-Remedy-Reference"><text:soft-page-break/>Related: Ign. Tarn.</text:p>
      <text:p text:style-name="Standard"/>
      <text:p text:style-name="SK-MM-Rem-Short">Crot-h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CROTALUS HORRIDUS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</text:p>
          </table:table-cell>
          <table:table-cell table:style-name="Table7.A2" office:value-type="string">
            <text:p text:style-name="SK-MM-L1"><text:span text:style-name="Strong_20_Emphasis">BLOOD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Hear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Cerebro-spinal nerve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Liver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Throa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Occipu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Right side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Lying on R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Falling to sleep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Warm weather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Spring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Alcohol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>Better</text:p>
          </table:table-cell>
          <table:table-cell table:style-name="Table7.A2" office:value-type="string">
            <text:p text:style-name="SK-MM-L1">Ligh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Motio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line-break/></text:p>
      <text:p text:style-name="Primary">Deathly sick, tremulous and weak. </text:p>
      <text:p text:style-name="Primary">HÆMORRHAGE; slow; oozing of dark, thin blood; pharyngeal. </text:p>
      <text:p text:style-name="Primary">Bloody pus or sweat. </text:p>
      <text:p text:style-name="Primary">Putridity, rapid decomposition and MALIGNANCY. </text:p>
      <text:p text:style-name="Primary">Septic; tonsils, goitre, ulcers, abscess, etc. </text:p>
      <text:p text:style-name="Primary">Dark or bluish parts. </text:p>
      <text:p text:style-name="Primary">Petechiæ. </text:p>
      <text:p text:style-name="Primary">Gangrene. </text:p>
      <text:p text:style-name="Primary">General burning. </text:p>
      <text:p text:style-name="Primary"/>
      <text:p text:style-name="Secondary">Plaintive speech. </text:p>
      <text:p text:style-name="Secondary">Timid; fears evil. </text:p>
      <text:p text:style-name="Secondary">Torpid. </text:p>
      <text:p text:style-name="Secondary">Forgetful. </text:p>
      <text:p text:style-name="Secondary">Mistakes in writing. </text:p>
      <text:p text:style-name="Secondary">Delirium. </text:p>
      <text:p text:style-name="Secondary">Faintings. </text:p>
      <text:p text:style-name="Secondary">Occipital ache; in waves from spine. </text:p>
      <text:p text:style-name="Secondary">Distorted face on waking. </text:p>
      <text:p text:style-name="Secondary">Epilepsy. </text:p>
      <text:p text:style-name="Secondary">Dark besotted face. </text:p>
      <text:p text:style-name="Secondary"><text:soft-page-break/>Grinds teeth. </text:p>
      <text:p text:style-name="Secondary">Mouldy breath. </text:p>
      <text:p text:style-name="Secondary">Swelled tongue. </text:p>
      <text:p text:style-name="Secondary">Stiff palate. </text:p>
      <text:p text:style-name="Secondary">Craves pork. </text:p>
      <text:p text:style-name="Secondary">Craves stimulants. </text:p>
      <text:p text:style-name="Secondary">Bilious vomit. </text:p>
      <text:p text:style-name="Secondary">Perineal abscess. </text:p>
      <text:p text:style-name="Secondary">Mouldy excretions. </text:p>
      <text:p text:style-name="Secondary">Anxious, labored breathing. </text:p>
      <text:p text:style-name="Secondary"><text:span text:style-name="Strong_20_Emphasis">HEART, </text:span>weak. trembles, feels loose or turns over; sensitive to lying on l. </text:p>
      <text:p text:style-name="Secondary">side. </text:p>
      <text:p text:style-name="Secondary">First one limb then the other is numb. </text:p>
      <text:p text:style-name="Secondary">Jaundice. </text:p>
      <text:p text:style-name="Secondary">Blood-boils. </text:p>
      <text:p text:style-name="Secondary">Horrible dreams; of the dead. </text:p>
      <text:p text:style-name="Secondary">Black-water fever. </text:p>
      <text:p text:style-name="Secondary">High fever; with scarlet skin. </text:p>
      <text:p text:style-name="Secondary">Œdema about affected parts. </text:p>
      <text:p text:style-name="SK-MM-Remedy-Reference">Complementary: Lycps. Related: Lach. Sul-ac.</text:p>
      <text:p text:style-name="Standard"/>
      <text:p text:style-name="SK-MM-Rem-Short">Crot-t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CROTON TIGLIUM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 </text:p>
          </table:table-cell>
          <table:table-cell table:style-name="Table8.A2" office:value-type="string">
            <text:p text:style-name="SK-MM-L1">MUCOUS MEMBRANES</text:p>
          </table:table-cell>
          <table:table-cell table:style-name="Table8.A2" office:value-type="string">
            <text:p text:style-name="SK-MM-L2">Bowels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Eyes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Bladder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Mammæ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Uteru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 </text:p>
          </table:table-cell>
          <table:table-cell table:style-name="Table8.A2" office:value-type="string">
            <text:p text:style-name="SK-MM-L1"><text:span text:style-name="Emphasis">Skin</text:span></text:p>
          </table:table-cell>
          <table:table-cell table:style-name="Table8.A2" office:value-type="string">
            <text:p text:style-name="SK-MM-L2"><text:span text:style-name="Strong_20_Emphasis">SCROTUM</text:span>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<text:span text:style-name="Strong_20_Emphasis">FACE</text:span>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>Worse</text:p>
          </table:table-cell>
          <table:table-cell table:style-name="Table8.A2" office:value-type="string">
            <text:p text:style-name="SK-MM-L1"><text:span text:style-name="Strong_20_Emphasis">DRINKING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Eating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Washing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Motion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Receding eruption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Primary">Drawn backward feeling; in eyes; nipples, etc. </text:p>
      <text:p text:style-name="Primary"/>
      <text:p text:style-name="Secondary">Neuralgia of tongue. </text:p>
      <text:p text:style-name="Secondary">Pressure excites rectal pain or a stool. </text:p>
      <text:p text:style-name="Secondary">Gurgling or swashing as of water in bowels; <text:span text:style-name="Strong_20_Emphasis">THEN SUDDEN, PROFUSE, GUSHING </text:span><text:soft-page-break/><text:span text:style-name="Strong_20_Emphasis">STOOL OF YELLOW WATER, </text:span>&lt; DRINKING; then prostration. </text:p>
      <text:p text:style-name="Secondary">Diarrhœa. </text:p>
      <text:p text:style-name="Secondary">Cholera infantum. </text:p>
      <text:p text:style-name="Secondary">Can't inhale deeply enough. </text:p>
      <text:p text:style-name="Secondary">Pain from nipple to back, as child nurses. </text:p>
      <text:p text:style-name="Secondary">Nodes in mammæ. </text:p>
      <text:p text:style-name="Secondary">Neck and shoulders pain. </text:p>
      <text:p text:style-name="Secondary">Violently itching, tense burning, red skin; sore if scratched, &gt; gentle rubbing. </text:p>
      <text:p text:style-name="Secondary">Eruptions; clustered; of blisters which burst and form crusts; vesiculo-pustular (Sep.), &lt; genitals, temples and crown of head. </text:p>
      <text:p text:style-name="Secondary">Eczema. </text:p>
      <text:p text:style-name="Secondary">Zoster. </text:p>
      <text:p text:style-name="SK-MM-Remedy-Reference">Related: Rhus-t.</text:p>
      <text:p text:style-name="Standard"/>
      <text:p text:style-name="SK-MM-Rem-Short">Cub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SK-MM-Rem">CUBEBA OFFICINALIS</text:p>
          </table:table-cell>
          <table:table-cell table:style-name="Table9.A1" office:value-type="string">
            <text:p text:style-name="Standard">L1</text:p>
          </table:table-cell>
          <table:table-cell table:style-name="Table9.A1" office:value-type="string">
            <text:p text:style-name="Standard">L2</text:p>
          </table:table-cell>
          <table:table-cell table:style-name="Table9.A1" office:value-type="string">
            <text:p text:style-name="Standard">L3</text:p>
          </table:table-cell>
          <table:table-cell table:style-name="Table9.A1" office:value-type="string">
            <text:p text:style-name="Standard">fnote</text:p>
          </table:table-cell>
          <table:table-cell table:style-name="Table9.A1" office:value-type="string">
            <text:p text:style-name="Standard"/>
          </table:table-cell>
          <table:table-cell table:style-name="Table9.G1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 </text:p>
          </table:table-cell>
          <table:table-cell table:style-name="Table9.A2" office:value-type="string">
            <text:p text:style-name="SK-MM-L1"><text:span text:style-name="Emphasis">Mucous membranes</text:span></text:p>
          </table:table-cell>
          <table:table-cell table:style-name="Table9.A2" office:value-type="string">
            <text:p text:style-name="SK-MM-L2"><text:span text:style-name="Strong_20_Emphasis">URETHRA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Bladder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Vagina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>Worse</text:p>
          </table:table-cell>
          <table:table-cell table:style-name="Table9.A2" office:value-type="string">
            <text:p text:style-name="SK-MM-L1">Night in bed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>Better</text:p>
          </table:table-cell>
          <table:table-cell table:style-name="Table9.A2" office:value-type="string">
            <text:p text:style-name="SK-MM-L1">Walking about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</table:table>
      <text:p text:style-name="Standard"><text:line-break/></text:p>
      <text:p text:style-name="Primary">Burning rawness. </text:p>
      <text:p text:style-name="Primary">Violent inflammation, then acrid, yellow or green, offensive discharges. </text:p>
      <text:p text:style-name="Primary">Catarrhs. </text:p>
      <text:p text:style-name="Primary"/>
      <text:p text:style-name="Secondary">Veins of forehead distended. </text:p>
      <text:p text:style-name="Secondary">Gelatinous, cold stools; with grains like rice. </text:p>
      <text:p text:style-name="Secondary">Cramp or cutting-burning after urinating. </text:p>
      <text:p text:style-name="Secondary">Stringy gonorrhœa. </text:p>
      <text:p text:style-name="SK-MM-Remedy-Reference">Related: Cist. Cop.</text:p>
      <text:p text:style-name="Standard"/>
      <text:p text:style-name="SK-MM-Rem-Short">Clux.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>
          <table:table-cell table:style-name="Table10.A1" office:value-type="string">
            <text:p text:style-name="SK-MM-Rem">CULEX MUSCA</text:p>
          </table:table-cell>
          <table:table-cell table:style-name="Table10.A1" office:value-type="string">
            <text:p text:style-name="Standard">L1</text:p>
          </table:table-cell>
          <table:table-cell table:style-name="Table10.A1" office:value-type="string">
            <text:p text:style-name="Standard">L2</text:p>
          </table:table-cell>
          <table:table-cell table:style-name="Table10.A1" office:value-type="string">
            <text:p text:style-name="Standard">L3</text:p>
          </table:table-cell>
          <table:table-cell table:style-name="Table10.A1" office:value-type="string">
            <text:p text:style-name="Standard">fnote</text:p>
          </table:table-cell>
          <table:table-cell table:style-name="Table10.A1" office:value-type="string">
            <text:p text:style-name="Standard"/>
          </table:table-cell>
          <table:table-cell table:style-name="Table10.G1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/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11" meta:image-count="0" meta:object-count="0" meta:page-count="8" meta:paragraph-count="368" meta:word-count="1005" meta:character-count="6674"/>
    <dc:date>2012-09-05T23:37:21.56</dc:date>
    <meta:editing-duration>PT3M23S</meta:editing-duration>
    <meta:editing-cycles>1</meta:editing-cycles>
  </office:meta>
</office:document-meta>
</file>